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662824"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6649880"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655788"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639536"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652127"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638172"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649930"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630423"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652636"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645929"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650440"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634534"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624292"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6647413"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637574"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624326"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630788"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5494"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633047"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632787"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656082"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649992"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6413"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642149"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647135"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图 6.4 vector迭代器</text:p>
      <text:p text:style-name="P21"><text:tab/>所以对于vector迭代器来说，迭代器的结构就变成了：</text:p>
      <table:table table:name="Table14" table:style-name="Table14">
        <table:table-column table:style-name="Table14.A"/>
        <text:soft-page-break/>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634055"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图 6.5 vector结构</text:p>
      <text:p text:style-name="P21"/>
      <text:list xml:id="list36625874" text:continue-numbering="true" text:style-name="WW8Num13">
        <text:list-item>
          <text:list>
            <text:list-item>
              <text:h text:style-name="P55" text:outline-level="2"><text:soft-page-break/>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ext:soft-page-break/>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text:soft-page-break/>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soft-page-break/><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text:soft-page-break/></text:p>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soft-page-break/><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text:soft-page-break/>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text:soft-page-break/>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text:soft-page-break/>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text:soft-page-break/>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soft-page-break/><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text:soft-page-break/>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640027" text:continue-numbering="true" text:style-name="WW8Num13">
        <text:list-item>
          <text:list>
            <text:list-item>
              <text:h text:style-name="P55" text:outline-level="2"><text:soft-page-break/>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text:soft-page-break/>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text:soft-page-break/>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text:soft-page-break/>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text:soft-page-break/>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6644627"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soft-page-break/><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soft-page-break/><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text:soft-page-break/>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text:soft-page-break/>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soft-page-break/><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text:soft-page-break/>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text:soft-page-break/>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soft-page-break/><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5373"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626162"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655247"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6646646"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646072"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6639504"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6635423"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2524"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6639177"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6653834"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6634031"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6630027"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6625506"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6637627"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44471"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6656631"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6641706"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640108"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6647548"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6650305"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6648329"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37097"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6635667"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6628616"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6624648"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6643626"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5725"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6649617"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6635742"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6648067"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6634346"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2289"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6643327"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6626554"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6649764"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6627857"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34890"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ext:soft-page-break/>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text:soft-page-break/>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soft-page-break/><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ext:soft-page-break/>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oft-page-break/><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6651231"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ext:soft-page-break/>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soft-page-break/><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ext:soft-page-break/>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ext:soft-page-break/>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ext:soft-page-break/>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soft-page-break/><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soft-page-break/><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text:soft-page-break/></text:p>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text:soft-page-break/>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oft-page-break/><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soft-page-break/><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soft-page-break/><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ext:soft-page-break/>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27618" text:continue-numbering="true" text:style-name="WW8Num13">
        <text:list-item>
          <text:h text:style-name="P50" text:outline-level="1"><text:soft-page-break/>libcstl 2.1<text:span text:style-name="T20">更新</text:span></text:h>
          <text:list>
            <text:list-item>
              <text:h text:style-name="P58" text:outline-level="2"><text:span text:style-name="T6">libcstl 2.1</text:span><text:span text:style-name="T3">新特性</text:span></text:h>
            </text:list-item>
          </text:list>
        </text:list-item>
      </text:list>
      <text:list xml:id="list30692186"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1951" text:continue-list="list36627618" text:style-name="WW8Num13">
        <text:list-item>
          <text:list>
            <text:list-item>
              <text:h text:style-name="P58" text:outline-level="2"><text:span text:style-name="T6">libcstl 2.1</text:span><text:span text:style-name="T3">改善</text:span></text:h>
            </text:list-item>
          </text:list>
        </text:list-item>
      </text:list>
      <text:list xml:id="list30691083"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6646106" text:continue-list="list36651951" text:style-name="WW8Num13">
        <text:list-item>
          <text:list>
            <text:list-item>
              <text:h text:style-name="P58" text:outline-level="2"><text:span text:style-name="T6">libcstl 2.1</text:span><text:span text:style-name="T3">代码的优化</text:span></text:h>
            </text:list-item>
          </text:list>
        </text:list-item>
      </text:list>
      <text:list xml:id="list36630420" text:continue-list="list30691083"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text:soft-page-break/>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649262" text:continue-list="list36646106"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ext:soft-page-break/>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2-09T16:51:36.82</dc:date>
    <meta:editing-cycles>1801</meta:editing-cycles>
    <meta:editing-duration>PT427H56M32S</meta:editing-duration>
    <meta:generator>OpenOffice.org/3.2$Win32 OpenOffice.org_project/320m18$Build-9502</meta:generator>
    <dc:creator>Wang Bo</dc:creator>
    <meta:document-statistic meta:table-count="553" meta:image-count="41" meta:object-count="0" meta:page-count="241" meta:paragraph-count="7421" meta:word-count="60145" meta:character-count="222442"/>
  </office:meta>
</office:document-meta>
</file>